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component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ttery</text:p>
          </table:table-cell>
          <table:table-cell office:value-type="string" calcext:value-type="string">
            <text:p>3-cell LiP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cro controller</text:p>
          </table:table-cell>
          <table:table-cell office:value-type="string" calcext:value-type="string">
            <text:p>Teensy 4.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ltage regulator</text:p>
          </table:table-cell>
          <table:table-cell table:style-name="ce1" office:value-type="string" calcext:value-type="string">
            <text:p>VXO7805-500-M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USB diode</text:p>
          </table:table-cell>
          <table:table-cell table:style-name="ce1" office:value-type="string" calcext:value-type="string">
            <text:p>https://www.mouser.se/datasheet/2/268/Microsemi_LSM115J-1592122.pd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zzer transistor</text:p>
          </table:table-cell>
          <table:table-cell table:style-name="ce1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orugh hole rgb</text:p>
          </table:table-cell>
          <table:table-cell office:value-type="string" calcext:value-type="string">
            <text:p>https://www.electrokit.com/produkt/led-rgb-5mm-adresserbar-ws2812-diffus-5-pack/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ps</text:p>
          </table:table-cell>
          <table:table-cell office:value-type="string" calcext:value-type="string">
            <text:p>http://www.holybro.com/product/nano-ublox-m8-5883-gps-module/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zzer</text:p>
          </table:table-cell>
          <table:table-cell office:value-type="string" calcext:value-type="string">
            <text:p>https://www.mouser.se/ProductDetail/CUI-Devices/CPT-147-85T?qs=DPoM0jnrROUrNx%252Byv8qp1A%3D%3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ffer</text:p>
          </table:table-cell>
          <table:table-cell office:value-type="string" calcext:value-type="string">
            <text:p>https://www.mouser.se/datasheet/2/308/1/MC74VHC1G09_D-2315556.pdf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lf bridge</text:p>
          </table:table-cell>
          <table:table-cell office:value-type="string" calcext:value-type="string">
            <text:p>BTN7030-1EPA</text:p>
          </table:table-cell>
          <table:table-cell office:value-type="string" calcext:value-type="string">
            <text:p>← good one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ber le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mouser.se/datasheet/2/445/150060AS75000-1714199.pd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mouser.se/datasheet/2/445/150060YS75000-1714372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23:03:51.229741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0:15:30.103900298</meta:creation-date>
    <dc:date>2021-06-06T23:19:34.401510312</dc:date>
    <meta:editing-duration>P2DT11H43M</meta:editing-duration>
    <meta:editing-cycles>17</meta:editing-cycles>
    <meta:generator>LibreOffice/7.1.3.2$Linux_X86_64 LibreOffice_project/10$Build-2</meta:generator>
    <meta:document-statistic meta:table-count="1" meta:cell-count="28" meta:object-count="0"/>
  </office:meta>
</office:document-meta>
</file>